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000000086B8647C2A80935CB8.png" manifest:media-type="image/png"/>
  <manifest:file-entry manifest:full-path="Pictures/1000020100000080000000800F3254CFE33124B2.png" manifest:media-type="image/png"/>
  <manifest:file-entry manifest:full-path="Pictures/10000201000000C1000000C22C0747707F684914.png" manifest:media-type="image/png"/>
  <manifest:file-entry manifest:full-path="Pictures/10000201000000DD000000A61787FC122D6982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de439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Standard">
      <style:text-properties officeooo:rsid="008acd72" officeooo:paragraph-rsid="008acd72"/>
    </style:style>
    <style:style style:name="P5" style:family="paragraph" style:parent-style-name="Standard">
      <style:text-properties officeooo:paragraph-rsid="008e458d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8e458d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24b9c8f" officeooo:paragraph-rsid="00897cb3"/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502318" officeooo:paragraph-rsid="00897cb3"/>
    </style:style>
    <style:style style:name="P15" style:family="paragraph" style:parent-style-name="Text_20_body">
      <style:text-properties officeooo:rsid="033173b4" officeooo:paragraph-rsid="00897cb3"/>
    </style:style>
    <style:style style:name="P16" style:family="paragraph" style:parent-style-name="Text_20_body">
      <style:text-properties officeooo:rsid="024d0975" officeooo:paragraph-rsid="00897cb3"/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Horizontal_20_Line">
      <style:text-properties officeooo:rsid="024b9c8f" officeooo:paragraph-rsid="00897cb3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e458d"/>
    </style:style>
    <style:style style:name="P2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1" style:family="paragraph" style:parent-style-name="Heading_20_2">
      <style:text-properties officeooo:paragraph-rsid="00897cb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de439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cf458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fo:font-size="10pt" officeooo:rsid="00883474" style:font-size-asian="10pt" style:font-size-complex="10pt"/>
    </style:style>
    <style:style style:name="T8" style:family="text">
      <style:text-properties fo:font-size="10pt" officeooo:rsid="0091bae7" style:font-size-asian="10pt" style:font-size-complex="10pt"/>
    </style:style>
    <style:style style:name="T9" style:family="text">
      <style:text-properties officeooo:rsid="032c4d2d"/>
    </style:style>
    <style:style style:name="T10" style:family="text">
      <style:text-properties officeooo:rsid="00897cb3"/>
    </style:style>
    <style:style style:name="T11" style:family="text">
      <style:text-properties style:font-name="Albany" fo:font-size="16.1000003814697pt" fo:font-weight="bold" officeooo:rsid="008e45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91bae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3">2</text:span>.1.3 Editors - Geometry Nodes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196_1295799078" text:style-name="Index_20_Link" text:visited-style-name="Index_20_Link">View Menu<text:tab/>1</text:a></text:p>
          <text:p text:style-name="P10"><text:a xlink:type="simple" xlink:href="#__RefHeading___Toc684_3225492875" text:style-name="Index_20_Link" text:visited-style-name="Index_20_Link">Toolbar<text:tab/>1</text:a></text:p>
          <text:p text:style-name="P10"><text:a xlink:type="simple" xlink:href="#__RefHeading___Toc686_3225492875" text:style-name="Index_20_Link" text:visited-style-name="Index_20_Link">Sidebar<text:tab/>1</text:a></text:p>
          <text:p text:style-name="P10"><text:a xlink:type="simple" xlink:href="#__RefHeading___Toc985_3415296851" text:style-name="Index_20_Link" text:visited-style-name="Index_20_Link">Zoom In<text:tab/>2</text:a></text:p>
          <text:p text:style-name="P10"><text:a xlink:type="simple" xlink:href="#__RefHeading___Toc987_3415296851" text:style-name="Index_20_Link" text:visited-style-name="Index_20_Link">Zoom Out<text:tab/>2</text:a></text:p>
          <text:p text:style-name="P10"><text:a xlink:type="simple" xlink:href="#__RefHeading___Toc989_3415296851" text:style-name="Index_20_Link" text:visited-style-name="Index_20_Link">Zoom Border<text:tab/>2</text:a></text:p>
          <text:p text:style-name="P10"><text:a xlink:type="simple" xlink:href="#__RefHeading___Toc991_3415296851" text:style-name="Index_20_Link" text:visited-style-name="Index_20_Link">Frame Selected<text:tab/>2</text:a></text:p>
          <text:p text:style-name="P10"><text:a xlink:type="simple" xlink:href="#__RefHeading___Toc1600_976454963" text:style-name="Index_20_Link" text:visited-style-name="Index_20_Link">Frame All<text:tab/>2</text:a></text:p>
          <text:p text:style-name="P10"><text:a xlink:type="simple" xlink:href="#__RefHeading___Toc1604_976454963" text:style-name="Index_20_Link" text:visited-style-name="Index_20_Link">Area<text:tab/>2</text:a></text:p>
          <text:p text:style-name="P17"><text:a xlink:type="simple" xlink:href="#__RefHeading___Toc1608_976454963" text:style-name="Index_20_Link" text:visited-style-name="Index_20_Link">Horizontal Split<text:tab/>2</text:a></text:p>
          <text:p text:style-name="P17"><text:a xlink:type="simple" xlink:href="#__RefHeading___Toc1610_976454963" text:style-name="Index_20_Link" text:visited-style-name="Index_20_Link">Vertical Split<text:tab/>2</text:a></text:p>
          <text:p text:style-name="P17"><text:a xlink:type="simple" xlink:href="#__RefHeading___Toc1612_976454963" text:style-name="Index_20_Link" text:visited-style-name="Index_20_Link">Duplicate Area into New Window<text:tab/>2</text:a></text:p>
          <text:p text:style-name="P17"><text:a xlink:type="simple" xlink:href="#__RefHeading___Toc1614_976454963" text:style-name="Index_20_Link" text:visited-style-name="Index_20_Link">Toggle Maximize Area<text:tab/>2</text:a></text:p>
          <text:p text:style-name="P17"><text:a xlink:type="simple" xlink:href="#__RefHeading___Toc1616_976454963" text:style-name="Index_20_Link" text:visited-style-name="Index_20_Link">Toggle Full screen Area<text:tab/>3</text:a></text:p>
          <text:p text:style-name="P17"><text:a xlink:type="simple" xlink:href="#__RefHeading___Toc2467_3598358996" text:style-name="Index_20_Link" text:visited-style-name="Index_20_Link">Close Area<text:tab/>3</text:a></text:p>
        </text:index-body>
      </text:table-of-content>
      <text:p text:style-name="P5"/>
      <text:p text:style-name="P2"/>
      <text:p text:style-name="Standard"/>
      <table:table table:name="Tabelle1" table:style-name="Tabelle1">
        <table:table-column table:style-name="Tabelle1.A"/>
        <table:table-row table:style-name="TableLine2133869170192">
          <table:table-cell table:style-name="Tabelle1.A1" office:value-type="string">
            <text:h text:style-name="P20" text:outline-level="1"><text:bookmark-start text:name="__RefHeading___Toc196_1295799078"/>V<text:span text:style-name="T10">iew Menu</text:span><text:bookmark-end text:name="__RefHeading___Toc196_1295799078"/></text:h>
          </table:table-cell>
        </table:table-row>
      </table:table>
      <text:p text:style-name="P7"/>
      <text:p text:style-name="P3"><draw:frame draw:style-name="fr2" draw:name="Bild102" text:anchor-type="paragraph" svg:y="0.007cm" svg:width="3.27cm" svg:height="3.281cm" draw:z-index="0"><draw:image xlink:href="Pictures/10000201000000C1000000C22C0747707F684914.png" xlink:type="simple" xlink:show="embed" xlink:actuate="onLoad" draw:mime-type="image/png"/></draw:frame>The View menu contains all View related tools.</text:p>
      <text:p text:style-name="P3"/>
      <text:p text:style-name="P4">The content is the same in all sub modes.</text:p>
      <text:p text:style-name="P3"><text:line-break/></text:p>
      <text:p text:style-name="P3"/>
      <text:p text:style-name="P3"/>
      <text:p text:style-name="P3"/>
      <text:p text:style-name="P3"/>
      <text:h text:style-name="P21" text:outline-level="2"><draw:frame draw:style-name="fr2" draw:name="Bild2" text:anchor-type="paragraph" svg:y="0.508cm" svg:width="1.619cm" svg:height="2.27cm" draw:z-index="2"><draw:image xlink:href="Pictures/100002010000006000000086B8647C2A80935CB8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21" text:outline-level="2"><draw:frame draw:style-name="fr1" draw:name="Bild1" text:anchor-type="paragraph" svg:x="14.94cm" svg:y="0.506cm" svg:width="3.739cm" svg:height="2.81cm" draw:z-index="1"><draw:image xlink:href="Pictures/10000201000000DD000000A61787FC122D69829C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viewport.</text:p>
      <text:p text:style-name="P13"/>
      <text:p text:style-name="P11"/>
      <text:p text:style-name="P18"/>
      <text:h text:style-name="P21" text:outline-level="2"><text:bookmark-start text:name="__RefHeading___Toc985_3415296851"/><text:soft-page-break/>Zoom In<text:bookmark-end text:name="__RefHeading___Toc985_3415296851"/></text:h>
      <text:p text:style-name="P14">Zooms into the viewport. </text:p>
      <text:h text:style-name="P21" text:outline-level="2"><text:bookmark-start text:name="__RefHeading___Toc987_3415296851"/>Zoom Out<text:bookmark-end text:name="__RefHeading___Toc987_3415296851"/></text:h>
      <text:p text:style-name="P14">Zooms out of the viewport.</text:p>
      <text:h text:style-name="P21" text:outline-level="2"><text:bookmark-start text:name="__RefHeading___Toc989_3415296851"/>Zoom Border<text:bookmark-end text:name="__RefHeading___Toc989_3415296851"/></text:h>
      <text:p text:style-name="P14">Draws a rectangle and zooms then to fit the size of this rectangle.</text:p>
      <text:p text:style-name="P14">Zooming in is done with drawing the rectangle with left mouse button. Zooming out is done with drawing the rectangle with middle mouse button.</text:p>
      <text:h text:style-name="P21" text:outline-level="2"><text:bookmark-start text:name="__RefHeading___Toc991_3415296851"/><text:span text:style-name="T11">Frame</text:span><text:span text:style-name="T12"> Selected</text:span><text:bookmark-end text:name="__RefHeading___Toc991_3415296851"/></text:h>
      <text:p text:style-name="P15">Z<text:span text:style-name="T10">ooms to the selection.</text:span></text:p>
      <text:h text:style-name="P21" text:outline-level="2"><text:bookmark-start text:name="__RefHeading___Toc1600_976454963"/><text:span text:style-name="T11">Frame</text:span> All<text:bookmark-end text:name="__RefHeading___Toc1600_976454963"/></text:h>
      <text:p text:style-name="P16">View all zooms in or out <text:span text:style-name="T9">in the viewport </text:span>until all objects in the scene are displayed fitting in the viewpor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de43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91bae7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cf458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style style:name="MT7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</text:span><text:span text:style-name="MT4">.</text:span><text:span text:style-name="MT5">3</text:span><text:span text:style-name="MT1"> Editors - Geometry Nodes Editor</text:span><text:span text:style-name="MT6"> - Header</text:span><text:span text:style-name="MT4"> - V</text:span><text:span text:style-name="MT7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4H57M36S</meta:editing-duration>
    <meta:editing-cycles>113</meta:editing-cycles>
    <meta:generator>LibreOffice/7.0.4.2$Windows_X86_64 LibreOffice_project/dcf040e67528d9187c66b2379df5ea4407429775</meta:generator>
    <dc:date>2021-05-03T18:12:55.771000000</dc:date>
    <meta:document-statistic meta:table-count="2" meta:image-count="4" meta:object-count="0" meta:page-count="2" meta:paragraph-count="38" meta:word-count="200" meta:character-count="1036" meta:non-whitespace-character-count="870"/>
    <meta:template xlink:type="simple" xlink:actuate="onRequest" xlink:title="standard1cm" xlink:href="../../../AppData/Roaming/LibreOffice/4/user/template/standard1cm.ott" meta:date="2016-03-29T12:51:21.206000000"/>
  </office:meta>
</office:document-meta>
</file>